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draw:stroke="none" svg:stroke-width="0.4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4cm" svg:stroke-color="#000000" draw:fill-color="#00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2.4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5.514cm" fo:min-width="2.4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4.202cm" fo:min-width="2.5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ffffff" draw:textarea-horizontal-align="justify" draw:textarea-vertical-align="middle" draw:auto-grow-height="false" fo:min-height="4.219cm" fo:min-width="2.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4.209cm" fo:min-width="2.5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e 1" draw:style-name="gr10" draw:text-style-name="P5" svg:width="2.682cm" svg:height="4.481cm" svg:x="5.502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9" draw:name="Cadre de texte 7" draw:style-name="gr3" draw:text-style-name="P3" svg:width="2.647cm" svg:height="0.768cm" svg:x="5.502cm" svg:y="0.383cm"><draw:text-box><text:p><text:span text:style-name="T1"><text:s text:c="7"/></text:span><text:span text:style-name="T1">Carte</text:span></text:p></draw:text-box></draw:frame></text:p>
      <text:p text:style-name="Standard"/>
      <text:p text:style-name="Standard"><draw:line text:anchor-type="paragraph" draw:z-index="9" draw:name="Ligne 2" draw:style-name="gr6" draw:text-style-name="P4" svg:x1="5.502cm" svg:y1="0.493cm" svg:x2="8.183cm" svg:y2="0.467cm"><text:p/></draw:line></text:p>
      <text:p text:style-name="Standard"><draw:frame text:anchor-type="paragraph" draw:z-index="32" draw:name="Cadre de texte 14" draw:style-name="gr4" draw:text-style-name="P1" svg:width="2.682cm" svg:height="1.959cm" svg:x="5.502cm" svg:y="0.318cm"><draw:text-box><text:p>Entrées:String</text:p><text:p>Plats : String</text:p><text:p>Dessert:String</text:p><text:p>Prix:Int</text:p></draw:text-box></draw:frame><text:s text:c="200"/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2" draw:name="Ligne 7" draw:style-name="gr2" draw:text-style-name="P2" svg:x1="6.78cm" svg:y1="0.055cm" svg:x2="6.806cm" svg:y2="2.484cm"><text:p/></draw:line><draw:line text:anchor-type="paragraph" draw:z-index="24" draw:name="Ligne 8" draw:style-name="gr2" draw:text-style-name="P2" svg:x1="6.648cm" svg:y1="0.055cm" svg:x2="6.013cm" svg:y2="0.87cm"><text:p/></draw:line><draw:line text:anchor-type="paragraph" draw:z-index="25" draw:name="Ligne 9" draw:style-name="gr2" draw:text-style-name="P2" svg:x1="6.939cm" svg:y1="0.055cm" svg:x2="7.415cm" svg:y2="0.87cm"><text:p/></draw:line><draw:frame text:anchor-type="paragraph" draw:z-index="28" draw:name="Cadre de texte 10" draw:style-name="gr1" draw:text-style-name="P1" svg:width="1.297cm" svg:height="0.53cm" svg:x="6.939cm" svg:y="0.055cm"><draw:text-box><text:p><text:s text:c="6"/>0..*</text:p></draw:text-box></draw:frame></text:p>
      <text:p text:style-name="Standard"/>
      <text:p text:style-name="Standard"/>
      <text:p text:style-name="Standard"><text:s text:c="28"/></text:p>
      <text:p text:style-name="Standard"><draw:custom-shape text:anchor-type="paragraph" draw:z-index="2" draw:name="Forme 2" draw:style-name="gr10" draw:text-style-name="P5" svg:width="2.682cm" svg:height="4.481cm" svg:x="-0.61cm" svg:y="0.3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9" draw:name="Cadre de texte 11" draw:style-name="gr1" draw:text-style-name="P1" svg:width="1.297cm" svg:height="0.53cm" svg:x="6.78cm" svg:y="0.007cm"><draw:text-box><text:p><text:s text:c="6"/>0..*</text:p></draw:text-box></draw:frame></text:p>
      <text:p text:style-name="Standard"><draw:custom-shape text:anchor-type="paragraph" draw:z-index="0" draw:name="Forme 3" draw:style-name="gr11" draw:text-style-name="P5" svg:width="2.814cm" svg:height="4.481cm" svg:x="5.369cm" svg:y="0.049cm"><text:p text:style-name="P4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 6" draw:style-name="gr8" draw:text-style-name="P5" svg:width="2.666cm" svg:height="5.772cm" svg:x="12.741cm" svg:y="0.0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2" draw:name="Cadre de texte 3" draw:style-name="gr5" draw:text-style-name="P1" svg:width="2.329cm" svg:height="1.112cm" svg:x="-0.496cm" svg:y="0.235cm"><draw:text-box><text:p/><text:p>S’Enregister</text:p></draw:text-box></draw:frame></text:p>
      <text:p text:style-name="Standard"><draw:frame text:anchor-type="paragraph" draw:z-index="6" draw:name="Cadre de texte 1" draw:style-name="gr3" draw:text-style-name="P3" svg:width="2.647cm" svg:height="0.768cm" svg:x="5.537cm" svg:y="0.039cm"><draw:text-box><text:p><text:span text:style-name="T1"><text:s text:c="7"/></text:span><text:span text:style-name="T1">Client</text:span></text:p></draw:text-box></draw:frame><draw:frame text:anchor-type="paragraph" draw:z-index="17" draw:name="Cadre de texte 5" draw:style-name="gr1" draw:text-style-name="P1" svg:width="1.297cm" svg:height="0.53cm" svg:x="2.23cm" svg:y="0.303cm"><draw:text-box><text:p>1..*</text:p></draw:text-box></draw:frame><draw:frame text:anchor-type="paragraph" draw:z-index="18" draw:name="Cadre de texte 6" draw:style-name="gr1" draw:text-style-name="P1" svg:width="1.297cm" svg:height="0.53cm" svg:x="3.949cm" svg:y="0.33cm"><draw:text-box><text:p><text:s text:c="6"/>0..*</text:p></draw:text-box></draw:frame><draw:frame text:anchor-type="paragraph" draw:z-index="34" draw:name="Cadre de texte 16" draw:style-name="gr3" draw:text-style-name="P3" svg:width="2.647cm" svg:height="0.768cm" svg:x="12.741cm" svg:y="0.065cm"><draw:text-box><text:p><text:span text:style-name="T1"><text:s text:c="5"/></text:span><text:span text:style-name="T1">Réserver</text:span></text:p></draw:text-box></draw:frame><text:s text:c="2"/></text:p>
      <text:p text:style-name="Standard"><draw:line text:anchor-type="paragraph" draw:z-index="16" draw:name="Ligne 6" draw:style-name="gr2" draw:text-style-name="P2" svg:x1="2.071cm" svg:y1="0.822cm" svg:x2="2.785cm" svg:y2="0.452cm"><text:p/></draw:line><draw:line text:anchor-type="paragraph" draw:z-index="37" draw:name="Ligne 13" draw:style-name="gr2" draw:text-style-name="P2" svg:x1="12.601cm" svg:y1="0.822cm" svg:x2="11.887cm" svg:y2="0.055cm"><text:p/></draw:line><draw:frame text:anchor-type="paragraph" draw:z-index="38" draw:name="Cadre de texte 17" draw:style-name="gr1" draw:text-style-name="P1" svg:width="1.297cm" svg:height="0.53cm" svg:x="7.706cm" svg:y="0.081cm"><draw:text-box><text:p><text:s text:c="6"/>0..*</text:p></draw:text-box></draw:frame><draw:frame text:anchor-type="paragraph" draw:z-index="39" draw:name="Cadre de texte 18" draw:style-name="gr1" draw:text-style-name="P1" svg:width="1.297cm" svg:height="0.53cm" svg:x="10.352cm" svg:y="0.055cm"><draw:text-box><text:p><text:s text:c="6"/>1..*</text:p></draw:text-box></draw:frame></text:p>
      <text:p text:style-name="Standard"><draw:frame text:anchor-type="paragraph" draw:z-index="7" draw:name="Cadre de texte 2" draw:style-name="gr7" draw:text-style-name="P1" svg:width="2.435cm" svg:height="2.435cm" svg:x="5.563cm" svg:y="0.388cm"><draw:text-box><text:p>Nom:string</text:p><text:p>MdP:String</text:p></draw:text-box></draw:frame><draw:line text:anchor-type="paragraph" draw:z-index="5" draw:name="Ligne horizontale 1" draw:style-name="gr6" draw:text-style-name="P4" svg:x1="5.369cm" svg:y1="0.123cm" svg:x2="8.182cm" svg:y2="0.123cm"><text:p/></draw:line><draw:line text:anchor-type="paragraph" draw:z-index="8" draw:name="Ligne 1" draw:style-name="gr6" draw:text-style-name="P4" svg:x1="-0.61cm" svg:y1="0.097cm" svg:x2="2.071cm" svg:y2="0.071cm"><text:p/></draw:line><draw:line text:anchor-type="paragraph" draw:z-index="11" draw:name="Ligne horizontale 3" draw:style-name="gr6" draw:text-style-name="P4" svg:x1="12.741cm" svg:y1="0.097cm" svg:x2="15.406cm" svg:y2="0.097cm"><text:p/></draw:line><draw:frame text:anchor-type="paragraph" draw:z-index="13" draw:name="Cadre de texte 4" draw:style-name="gr4" draw:text-style-name="P1" svg:width="2.682cm" svg:height="2.924cm" svg:x="-0.61cm" svg:y="0.097cm"><draw:text-box><text:p>Nom:String</text:p><text:p>Prénom:String</text:p><text:p>MdP:String</text:p><text:p>Email:Sring</text:p><text:p>Tel : int</text:p><text:p/></draw:text-box></draw:frame><draw:frame text:anchor-type="paragraph" draw:z-index="33" draw:name="Cadre de texte 15" draw:style-name="gr4" draw:text-style-name="P1" svg:width="2.682cm" svg:height="3.41cm" svg:x="12.741cm" svg:y="0.302cm"><draw:text-box><text:p>Nom:String</text:p><text:p>Prénom:String</text:p><text:p>Email:String</text:p><text:p>Tél:Int</text:p><text:p>NbPlaces:Int</text:p><text:p>Date:Date</text:p><text:p>Horaire:Time</text:p></draw:text-box></draw:frame></text:p>
      <text:p text:style-name="Standard"><draw:line text:anchor-type="paragraph" draw:z-index="14" draw:name="Ligne 4" draw:style-name="gr2" draw:text-style-name="P2" svg:x1="5.369cm" svg:y1="0.034cm" svg:x2="2.071cm" svg:y2="0.034cm"><text:p/></draw:line><draw:line text:anchor-type="paragraph" draw:z-index="15" draw:name="Ligne 5" draw:style-name="gr2" draw:text-style-name="P2" svg:x1="2.071cm" svg:y1="0.034cm" svg:x2="2.627cm" svg:y2="0.748cm"><text:p/></draw:line><draw:line text:anchor-type="paragraph" draw:z-index="35" draw:name="Ligne 3" draw:style-name="gr2" draw:text-style-name="P2" svg:x1="8.183cm" svg:y1="0.034cm" svg:x2="12.741cm" svg:y2="0.06cm"><text:p/></draw:line><draw:line text:anchor-type="paragraph" draw:z-index="36" draw:name="Ligne 12" draw:style-name="gr2" draw:text-style-name="P2" svg:x1="12.741cm" svg:y1="0.06cm" svg:x2="11.755cm" svg:y2="0.854cm"><text:p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23" draw:name="Ligne verticale 1" draw:style-name="gr2" draw:text-style-name="P2" svg:x1="6.833cm" svg:y1="0.148cm" svg:x2="6.833cm" svg:y2="3.073cm"><text:p/></draw:line><draw:frame text:anchor-type="paragraph" draw:z-index="30" draw:name="Cadre de texte 12" draw:style-name="gr1" draw:text-style-name="P1" svg:width="1.297cm" svg:height="0.53cm" svg:x="6.622cm" svg:y="0.272cm"><draw:text-box><text:p><text:s text:c="6"/>0..*</text:p></draw:text-box></draw:frame></text:p>
      <text:p text:style-name="Standard"/>
      <text:p text:style-name="Standard"/>
      <text:p text:style-name="Standard"/>
      <text:p text:style-name="Standard"><draw:line text:anchor-type="paragraph" draw:z-index="26" draw:name="Ligne 10" draw:style-name="gr2" draw:text-style-name="P2" svg:x1="6.225cm" svg:y1="0.362cm" svg:x2="6.648cm" svg:y2="1.262cm"><text:p/></draw:line><draw:line text:anchor-type="paragraph" draw:z-index="27" draw:name="Ligne 11" draw:style-name="gr2" draw:text-style-name="P2" svg:x1="7.495cm" svg:y1="0.362cm" svg:x2="6.939cm" svg:y2="1.341cm"><text:p/></draw:line></text:p>
      <text:p text:style-name="Standard"><draw:frame text:anchor-type="paragraph" draw:z-index="31" draw:name="Cadre de texte 13" draw:style-name="gr1" draw:text-style-name="P1" svg:width="1.297cm" svg:height="0.53cm" svg:x="7.019cm" svg:y="0.109cm"><draw:text-box><text:p><text:s text:c="6"/>0..*</text:p></draw:text-box></draw:frame></text:p>
      <text:p text:style-name="Standard"><draw:custom-shape text:anchor-type="paragraph" draw:z-index="3" draw:name="Forme 4" draw:style-name="gr9" draw:text-style-name="P5" svg:width="2.867cm" svg:height="4.481cm" svg:x="5.449cm" svg:y="0.1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20" draw:name="Cadre de texte 8" draw:style-name="gr3" draw:text-style-name="P3" svg:width="2.647cm" svg:height="0.768cm" svg:x="5.449cm" svg:y="0.171cm"><draw:text-box><text:p><text:span text:style-name="T1"><text:s text:c="8"/></text:span><text:span text:style-name="T1">Menu</text:span></text:p></draw:text-box></draw:frame></text:p>
      <text:p text:style-name="Standard"/>
      <text:p text:style-name="Standard"><draw:line text:anchor-type="paragraph" draw:z-index="10" draw:name="Ligne horizontale 2" draw:style-name="gr6" draw:text-style-name="P4" svg:x1="5.449cm" svg:y1="0.256cm" svg:x2="8.315cm" svg:y2="0.256cm"><text:p/></draw:line></text:p>
      <text:p text:style-name="Standard"><draw:frame text:anchor-type="paragraph" draw:z-index="21" draw:name="Cadre de texte 9" draw:style-name="gr4" draw:text-style-name="P1" svg:width="2.682cm" svg:height="1.959cm" svg:x="5.634cm" svg:y="0.079cm"><draw:text-box><text:p>Entrées:String</text:p><text:p>Plats : String</text:p><text:p>Dessert:String</text:p><text:p>Prix:Int</text:p></draw:text-box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7T18:25:44.873000000</meta:creation-date>
    <meta:generator>LibreOffice/7.5.1.2$Windows_X86_64 LibreOffice_project/fcbaee479e84c6cd81291587d2ee68cba099e129</meta:generator>
    <dc:date>2023-03-17T19:01:08.472000000</dc:date>
    <meta:editing-duration>PT35M20S</meta:editing-duration>
    <meta:editing-cycles>7</meta:editing-cycles>
    <meta:document-statistic meta:table-count="0" meta:image-count="0" meta:object-count="0" meta:page-count="1" meta:paragraph-count="3" meta:word-count="0" meta:character-count="230" meta:non-whitespace-character-count="0"/>
  </office:meta>
</office:document-meta>
</file>